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alibri" svg:font-family="Calibri"/>
  </office:font-face-decls>
  <office:automatic-styles>
    <style:style style:name="G_ImgFrm" style:family="graphic" style:parent-style-name="Graphics">
      <style:graphic-properties style:vertical-pos="top" style:vertical-rel="baseline" style:horizontal-pos="left" style:horizontal-rel="paragraph"/>
    </style:style>
    <style:style style:name="TBL0" style:master-page-name="master_0" style:family="table">
      <style:table-properties table:align="left" style:width="11.6944in"/>
    </style:style>
    <style:style style:name="TC0" style:family="table-column">
      <style:table-column-properties style:column-width="0.6944in"/>
    </style:style>
    <style:style style:name="TC1" style:family="table-column">
      <style:table-column-properties style:column-width="0.4166in"/>
    </style:style>
    <style:style style:name="TC2" style:family="table-column">
      <style:table-column-properties style:column-width="0.0694in"/>
    </style:style>
    <style:style style:name="TC3" style:family="table-column">
      <style:table-column-properties style:column-width="3.4305in"/>
    </style:style>
    <style:style style:name="TC4" style:family="table-column">
      <style:table-column-properties style:column-width="3.4027in"/>
    </style:style>
    <style:style style:name="TC5" style:family="table-column">
      <style:table-column-properties style:column-width="0.2777in"/>
    </style:style>
    <style:style style:name="TR0" style:family="table-row">
      <style:table-row-properties style:use-optimal-row-height="false" style:row-height="0.2777in"/>
    </style:style>
    <style:style style:name="C0" style:family="table-cell">
      <style:table-cell-properties style:shrink-to-fit="false" fo:wrap-option="wrap" style:vertical-align="top"/>
      <style:paragraph-properties fo:text-align="start"/>
    </style:style>
    <style:style style:name="TR1" style:family="table-row">
      <style:table-row-properties style:use-optimal-row-height="false" style:row-height="1.25in"/>
    </style:style>
    <style:style style:name="C1" style:family="table-cell">
      <style:table-cell-properties style:shrink-to-fit="false" fo:wrap-option="wrap" fo:padding-top="0.0in" fo:padding-left="0.0in" fo:padding-bottom="0.0in" fo:padding-right="0.0in" style:vertical-align="top"/>
      <style:paragraph-properties fo:text-align="start"/>
    </style:style>
    <style:style style:name="TBL1" style:family="table">
      <style:table-properties table:align="left" style:width="0.4305in"/>
    </style:style>
    <style:style style:name="TC6" style:family="table-column">
      <style:table-column-properties style:column-width="0.0138in"/>
    </style:style>
    <style:style style:name="TC7" style:family="table-column">
      <style:table-column-properties style:column-width="0.4027in"/>
    </style:style>
    <style:style style:name="TR2" style:family="table-row">
      <style:table-row-properties style:use-optimal-row-height="false" style:row-height="2.625in"/>
    </style:style>
    <style:style style:name="TBL2" style:family="table">
      <style:table-properties table:align="left" style:width="0.4166in"/>
    </style:style>
    <style:style style:name="TC8" style:family="table-column">
      <style:table-column-properties style:column-width="0.1666in"/>
    </style:style>
    <style:style style:name="TC9" style:family="table-column">
      <style:table-column-properties style:column-width="0.2361in"/>
    </style:style>
    <style:style style:name="TR3" style:family="table-row">
      <style:table-row-properties style:use-optimal-row-height="false" style:row-height="1.5277in"/>
    </style:style>
    <style:style style:name="G0" style:family="graphic" style:parent-style-name="Graphics">
      <style:graphic-properties draw:fill-color="#FFFFFF" style:horizontal-pos="from-left" style:horizontal-rel="frame" style:vertical-pos="from-top" style:vertical-rel="frame" svg:stroke-color="#000000" draw:stroke="solid" draw:stroke-dash="Dashed" svg:stroke-width="0.0138in"/>
    </style:style>
    <style:style style:name="TR4" style:family="table-row">
      <style:table-row-properties style:use-optimal-row-height="false" style:row-height="1.0833in"/>
    </style:style>
    <style:style style:name="C2" style:family="table-cell">
      <style:table-cell-properties style:shrink-to-fit="false" fo:wrap-option="wrap" fo:padding-top="0.0in" fo:padding-left="0.0in" fo:padding-bottom="0.0in" fo:padding-right="0.0in" style:vertical-align="bottom"/>
      <style:paragraph-properties fo:text-align="start"/>
    </style:style>
    <style:style style:name="P0" style:family="paragraph">
      <style:paragraph-properties fo:line-height="100%" fo:text-align="start" fo:text-indent="0.0in" fo:margin-left="0.0in" fo:margin-right="0.0in" fo:margin-top="0.0in" fo:margin-bottom="0.0in" style:vertical-align="bottom">
</style:paragraph-properties>
      <style:text-properties style:text-rotation-angle="90">
</style:text-properties>
    </style:style>
    <style:style style:name="T0" style:family="text">
      <style:text-properties style:font-name="Calibri" fo:font-size="10.0pt" style:font-size-asian="10.0pt" style:font-size-complex="10.0pt">
</style:text-properties>
    </style:style>
    <style:style style:name="TR5" style:family="table-row">
      <style:table-row-properties style:use-optimal-row-height="false" style:row-height="5.0694in"/>
    </style:style>
    <style:style style:name="TC10" style:family="table-column">
      <style:table-column-properties style:column-width="0.2083in"/>
    </style:style>
    <style:style style:name="TBL3" style:family="table">
      <style:table-properties table:align="left" style:width="0.2083in"/>
    </style:style>
    <style:style style:name="TC11" style:family="table-column">
      <style:table-column-properties style:column-width="0.1944in"/>
    </style:style>
    <style:style style:name="TR6" style:family="table-row">
      <style:table-row-properties style:use-optimal-row-height="false" style:row-height="0.1388in"/>
    </style:style>
    <style:style style:name="TR7" style:family="table-row">
      <style:table-row-properties style:use-optimal-row-height="false" style:row-height="3.75in"/>
    </style:style>
    <style:style style:name="G1" style:family="graphic" style:parent-style-name="Graphics">
      <style:graphic-properties draw:fill-color="#FFFFFF" style:horizontal-pos="from-left" style:horizontal-rel="frame" style:vertical-pos="from-top" style:vertical-rel="frame" svg:stroke-color="#000000" draw:stroke="solid" draw:stroke-dash="Dashed" svg:stroke-width="0.0138in"/>
    </style:style>
    <style:style style:name="TR8" style:family="table-row">
      <style:table-row-properties style:use-optimal-row-height="false" style:row-height="1.1805in"/>
    </style:style>
    <style:style style:name="C3" style:family="table-cell">
      <style:table-cell-properties style:shrink-to-fit="false" fo:wrap-option="wrap" fo:padding-top="0.0in" fo:padding-left="0.0in" fo:padding-bottom="0.0in" fo:padding-right="0.0in" style:vertical-align="bottom"/>
      <style:paragraph-properties fo:text-align="center"/>
    </style:style>
    <style:style style:name="P1" style:family="paragraph">
      <style:paragraph-properties fo:line-height="100%" fo:text-align="center" fo:text-indent="0.0in" fo:margin-left="0.0in" fo:margin-right="0.0in" fo:margin-top="0.0in" fo:margin-bottom="0.0in" style:vertical-align="bottom">
</style:paragraph-properties>
      <style:text-properties style:text-rotation-angle="90">
</style:text-properties>
    </style:style>
    <style:style style:name="TR9" style:family="table-row">
      <style:table-row-properties style:use-optimal-row-height="false" style:row-height="2.5in"/>
    </style:style>
    <style:style style:name="G2" style:family="graphic" style:parent-style-name="Graphics">
      <style:graphic-properties draw:fill-color="#FFFFFF" style:horizontal-pos="from-left" style:horizontal-rel="frame" style:vertical-pos="from-top" style:vertical-rel="frame" svg:stroke-color="#000000" draw:stroke="solid" draw:stroke-dash="Dashed" svg:stroke-width="0.0138in"/>
    </style:style>
    <style:style style:name="TR10" style:family="table-row">
      <style:table-row-properties style:use-optimal-row-height="false" style:row-height="2.4166in"/>
    </style:style>
    <style:style style:name="TBL4" style:family="table">
      <style:table-properties table:align="left" style:width="10.2361in"/>
    </style:style>
    <style:style style:name="TC12" style:family="table-column">
      <style:table-column-properties style:column-width="10.2361in"/>
    </style:style>
    <style:style style:name="C4" style:family="table-cell">
      <style:table-cell-properties style:shrink-to-fit="false" fo:wrap-option="wrap" fo:padding-top="0.0in" fo:padding-left="0.0in" fo:padding-bottom="0.0in" fo:padding-right="0.0in" style:vertical-align="top"/>
      <style:paragraph-properties fo:text-align="center"/>
    </style:style>
    <style:style style:name="P2" style:family="paragraph">
      <style:paragraph-properties fo:line-height="100%" fo:text-align="center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1" style:family="text">
      <style:text-properties style:font-name="Calibri" fo:font-size="16.0pt" style:font-size-asian="16.0pt" style:font-size-complex="16.0pt">
</style:text-properties>
    </style:style>
    <style:style style:name="TR11" style:family="table-row">
      <style:table-row-properties style:use-optimal-row-height="false" style:row-height="2.8888in"/>
    </style:style>
    <style:style style:name="TC13" style:family="table-column">
      <style:table-column-properties style:column-width="5.125in"/>
    </style:style>
    <style:style style:name="TC14" style:family="table-column">
      <style:table-column-properties style:column-width="5.1111in"/>
    </style:style>
    <style:style style:name="TBL5" style:family="table">
      <style:table-properties table:align="left" style:width="5.125in"/>
    </style:style>
    <style:style style:name="C5" style:family="table-cell">
      <style:table-cell-properties style:shrink-to-fit="false" fo:wrap-option="wrap" fo:padding-top="0.0in" fo:padding-left="0.0in" fo:padding-bottom="0.0in" fo:padding-right="0.0in" style:vertical-align="middle"/>
      <style:paragraph-properties fo:text-align="start"/>
    </style:style>
    <style:style style:name="P3" style:family="paragraph">
      <style:paragraph-properties fo:line-height="100%" fo:text-align="start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2" style:family="text">
      <style:text-properties style:font-name="Calibri" fo:font-size="14.0pt" style:font-size-asian="14.0pt" style:font-size-complex="14.0pt">
</style:text-properties>
    </style:style>
    <style:style style:name="T3" style:family="text">
      <style:text-properties style:font-name="Calibri" fo:font-size="14.0pt" style:font-size-asian="14.0pt" style:font-size-complex="14.0pt" style:text-underline-type="single">
</style:text-properties>
    </style:style>
    <style:style style:name="TBL6" style:family="table">
      <style:table-properties table:align="left" style:width="5.1111in"/>
    </style:style>
    <style:style style:name="TR12" style:family="table-row">
      <style:table-row-properties style:use-optimal-row-height="false" style:row-height="0.0138in"/>
    </style:style>
    <style:style style:name="TR13" style:family="table-row">
      <style:table-row-properties style:use-optimal-row-height="false" style:row-height="1.0972in"/>
    </style:style>
    <style:style style:name="TBL7" style:family="table">
      <style:table-properties table:align="left" style:width="3.4305in"/>
    </style:style>
    <style:style style:name="TR14" style:family="table-row">
      <style:table-row-properties style:use-optimal-row-height="false" style:row-height="0.5555in"/>
    </style:style>
    <style:style style:name="C6" style:family="table-cell">
      <style:table-cell-properties style:shrink-to-fit="false" fo:wrap-option="wrap" fo:border-top="0.0138in solid #000000" fo:padding-top="0.0in" fo:border-left="0.0138in solid #000000" fo:padding-left="0.0in" fo:border-bottom="0.0138in solid #000000" fo:padding-bottom="0.0in" fo:border-right="0.0138in solid #000000" fo:padding-right="0.0in" style:vertical-align="middle"/>
      <style:paragraph-properties fo:text-align="center"/>
    </style:style>
    <style:style style:name="P4" style:family="paragraph">
      <style:paragraph-properties fo:line-height="100%" fo:text-align="center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R15" style:family="table-row">
      <style:table-row-properties style:use-optimal-row-height="false" style:row-height="0.5416in"/>
    </style:style>
    <style:style style:name="TC15" style:family="table-column">
      <style:table-column-properties style:column-width="0.8888in"/>
    </style:style>
    <style:style style:name="TC16" style:family="table-column">
      <style:table-column-properties style:column-width="0.8472in"/>
    </style:style>
    <style:style style:name="T4" style:family="text">
      <style:text-properties style:font-name="Calibri" fo:font-size="12.0pt" style:font-size-asian="12.0pt" style:font-size-complex="12.0pt">
</style:text-properties>
    </style:style>
    <style:style style:name="TBL8" style:family="table">
      <style:table-properties table:align="left" style:width="3.4027in"/>
    </style:style>
    <style:style style:name="TC17" style:family="table-column">
      <style:table-column-properties style:column-width="0.6805in"/>
    </style:style>
    <style:style style:name="TC18" style:family="table-column">
      <style:table-column-properties style:column-width="1.1527in"/>
    </style:style>
    <style:style style:name="TC19" style:family="table-column">
      <style:table-column-properties style:column-width="1.125in"/>
    </style:style>
    <style:style style:name="TR16" style:family="table-row">
      <style:table-row-properties style:use-optimal-row-height="false" style:row-height="0.4861in"/>
    </style:style>
    <style:style style:name="TR17" style:family="table-row">
      <style:table-row-properties style:use-optimal-row-height="false" style:row-height="1.1388in"/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text>
      <office:forms form:automatic-focus="false" form:apply-design-mode="false"/>
      <table:table table:name="TBL_0_0" table:style-name="TBL0">
        <table:table-column table:style-name="TC0">
</table:table-column>
        <table:table-column table:style-name="TC1">
</table:table-column>
        <table:table-column table:style-name="TC2">
</table:table-column>
        <table:table-column table:style-name="TC3">
</table:table-column>
        <table:table-column table:style-name="TC4">
</table:table-column>
        <table:table-column table:style-name="TC4">
</table:table-column>
        <table:table-column table:style-name="TC5">
</table:table-column>
        <table:table-row table:style-name="TR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 table:number-rows-spanned="9">
            <table:table is-subtable="true" table:name="TBL_0_0_0" table:style-name="TBL1">
              <table:table-column table:style-name="TC6">
</table:table-column>
              <table:table-column table:style-name="TC7">
</table:table-column>
              <table:table-column table:style-name="TC6">
</table:table-column>
              <table:table-row table:style-name="TR2">
                <table:table-cell table:style-name="C1" table:number-columns-spanned="2">
                  <table:table is-subtable="true" table:name="TBL_0_0_0_1" table:style-name="TBL2">
                    <table:table-column table:style-name="TC8">
</table:table-column>
                    <table:table-column table:style-name="TC6">
</table:table-column>
                    <table:table-column table:style-name="TC9">
</table:table-column>
                    <table:table-row table:style-name="TR3">
                      <table:table-cell table:style-name="C0"/>
                      <table:table-cell>
                        <text:p><text:bookmark text:name="JR_PAGE_ANCHOR_0_1"/><draw:line text:anchor-type="paragraph" draw:style-name="G0" svg:x1="0.0in" svg:y1="0.0in" svg:x2="0.0in" svg:y2="1.5138in"><text:p/></draw:line></text:p>
                      </table:table-cell>
                      <table:table-cell table:style-name="C0"/>
                    </table:table-row>
                    <table:table-row table:style-name="TR4">
                      <table:table-cell table:style-name="C2" table:number-columns-spanned="3">
                        <text:p text:style-name="P0"><text:span text:style-name="T0">Начальник отдела</text:span></text:p>
                      </table:table-cell>
                      <table:covered-table-cell/>
                      <table:covered-table-cell/>
                    </table:table-row>
                  </table:table>
                </table:table-cell>
                <table:covered-table-cell/>
                <table:table-cell table:style-name="C0"/>
              </table:table-row>
              <table:table-row table:style-name="TR5">
                <table:table-cell table:style-name="C1" table:number-columns-spanned="2">
                  <table:table is-subtable="true" table:name="TBL_0_0_0_0" table:style-name="TBL2">
                    <table:table-column table:style-name="TC10">
</table:table-column>
                    <table:table-column table:style-name="TC10">
</table:table-column>
                    <table:table-row table:style-name="TR5">
                      <table:table-cell table:style-name="C1">
                        <table:table is-subtable="true" table:name="TBL_0_0_0_0_0" table:style-name="TBL3">
                          <table:table-column table:style-name="TC11">
</table:table-column>
                          <table:table-column table:style-name="TC6">
</table:table-column>
                          <table:table-row table:style-name="TR6">
                            <table:table-cell table:style-name="C0"/>
                            <table:table-cell table:style-name="C0"/>
                          </table:table-row>
                          <table:table-row table:style-name="TR7">
                            <table:table-cell table:style-name="C0"/>
                            <table:table-cell>
                              <text:p><draw:line text:anchor-type="paragraph" draw:style-name="G1" svg:x1="0.0in" svg:y1="0.0in" svg:x2="0.0in" svg:y2="3.7361in"><text:p/></draw:line></text:p>
                            </table:table-cell>
                          </table:table-row>
                          <table:table-row table:style-name="TR8">
                            <table:table-cell table:style-name="C3">
                              <text:p text:style-name="P1"><text:span text:style-name="T0">Инженер-технолог</text:span></text:p>
                            </table:table-cell>
                            <table:table-cell table:style-name="C0"/>
                          </table:table-row>
                        </table:table>
                      </table:table-cell>
                      <table:table-cell table:style-name="C1">
                        <table:table is-subtable="true" table:name="TBL_0_0_0_0_1" table:style-name="TBL3">
                          <table:table-column table:style-name="TC11">
</table:table-column>
                          <table:table-column table:style-name="TC6">
</table:table-column>
                          <table:table-row table:style-name="TR6">
                            <table:table-cell table:style-name="C0"/>
                            <table:table-cell table:style-name="C0"/>
                          </table:table-row>
                          <table:table-row table:style-name="TR9">
                            <table:table-cell table:style-name="C0"/>
                            <table:table-cell>
                              <text:p><draw:line text:anchor-type="paragraph" draw:style-name="G2" svg:x1="0.0in" svg:y1="0.0in" svg:x2="0.0in" svg:y2="2.4861in"><text:p/></draw:line></text:p>
                            </table:table-cell>
                          </table:table-row>
                          <table:table-row table:style-name="TR10">
                            <table:table-cell table:style-name="C3" table:number-columns-spanned="2">
                              <text:p text:style-name="P1"><text:span text:style-name="T0">Нач.группы/Ведущий инженер-технолог</text:span></text:p>
                            </table:table-cell>
                            <table:covered-table-cell/>
                          </table:table-row>
                        </table:table>
                      </table:table-cell>
                    </table:table-row>
                  </table:table>
                </table:table-cell>
                <table:covered-table-cell/>
                <table:table-cell table:style-name="C0"/>
              </table:table-row>
            </table:table>
          </table:table-cell>
          <table:table-cell table:style-name="C0"/>
          <table:table-cell table:style-name="C1" table:number-columns-spanned="3">
            <table:table is-subtable="true" table:name="TBL_0_0_1" table:style-name="TBL4">
              <table:table-column table:style-name="TC12">
</table:table-column>
              <table:table-row table:style-name="TR1">
                <table:table-cell table:style-name="C4">
                  <text:p text:style-name="P2"><text:span text:style-name="T1">Маршрутно-сопроводительный лист №122<text:line-break/>2023-07-26</text:span></text:p>
                </table:table-cell>
              </table:table-row>
            </table:table>
          </table:table-cell>
          <table:covered-table-cell/>
          <table:covered-table-cell/>
          <table:table-cell table:style-name="C0"/>
        </table:table-row>
        <table:table-row table:style-name="TR11">
          <table:table-cell table:style-name="C0"/>
          <table:covered-table-cell/>
          <table:table-cell table:style-name="C0"/>
          <table:table-cell table:style-name="C1" table:number-columns-spanned="3">
            <table:table is-subtable="true" table:name="TBL_0_0_2" table:style-name="TBL4">
              <table:table-column table:style-name="TC13">
</table:table-column>
              <table:table-column table:style-name="TC14">
</table:table-column>
              <table:table-row table:style-name="TR11">
                <table:table-cell table:style-name="C1">
                  <table:table is-subtable="true" table:name="TBL_0_0_2_0" table:style-name="TBL5">
                    <table:table-column table:style-name="TC13">
</table:table-column>
                    <table:table-row table:style-name="TR11">
                      <table:table-cell table:style-name="C5">
                        <text:p text:style-name="P3"><text:span text:style-name="T2">Отдел </text:span><text:span text:style-name="T3">Тестовый отдел</text:span><text:span text:style-name="T2"><text:line-break/>Изделие </text:span><text:span text:style-name="T3">Тестовое изделие</text:span><text:span text:style-name="T2"> № партии </text:span><text:span text:style-name="T3">123</text:span><text:span text:style-name="T2"><text:line-break/>№ маршрута </text:span><text:span text:style-name="T3">2223</text:span><text:span text:style-name="T2"><text:line-break/>Обозначение КД на пластину </text:span><text:span text:style-name="T3">Тест</text:span><text:span text:style-name="T2"><text:line-break/>Номер партии исходных пластин </text:span><text:span text:style-name="T3">101</text:span><text:span text:style-name="T2"><text:line-break/>№ паспорта комплекта ф/ш </text:span><text:span text:style-name="T3">684732652</text:span><text:span text:style-name="T2"><text:line-break/>Ведущий технолог </text:span><text:span text:style-name="T3">Ильина Галина Викторовна</text:span><text:span text:style-name="T2"><text:line-break/>Номера рабочих пластин </text:span><text:span text:style-name="T3">78967</text:span><text:span text:style-name="T2"><text:line-break/></text:span><text:span text:style-name="T3">12423 654645 124443</text:span></text:p>
                      </table:table-cell>
                    </table:table-row>
                  </table:table>
                </table:table-cell>
                <table:table-cell table:style-name="C1">
                  <table:table is-subtable="true" table:name="TBL_0_0_2_1" table:style-name="TBL6">
                    <table:table-column table:style-name="TC14">
</table:table-column>
                    <table:table-row table:style-name="TR11">
                      <table:table-cell table:style-name="C5">
                        <text:p text:style-name="P3"><text:span text:style-name="T2">Предельный срок предъявления партии </text:span><text:span text:style-name="T3">2023-08-28</text:span><text:span text:style-name="T2"><text:line-break/>Дата травления пассивирующего слоя </text:span><text:span text:style-name="T3">2023-08-10</text:span><text:span text:style-name="T2"><text:line-break/>Выход годных кристаллов </text:span><text:span text:style-name="T3">90 %</text:span><text:span text:style-name="T2"><text:line-break/>Процент забракования на (отбраковочных)<text:line-break/>электрических испытаниях </text:span><text:span text:style-name="T3">10 %</text:span><text:span text:style-name="T2"><text:line-break/></text:span><text:span text:style-name="T3">Тестовый доп. указ<text:line-break/>Тестовый доп.указ</text:span></text:p>
                      </table:table-cell>
                    </table:table-row>
                  </table:table>
                </table:table-cell>
              </table:table-row>
            </table:table>
          </table:table-cell>
          <table:covered-table-cell/>
          <table:covered-table-cell/>
          <table:table-cell table:style-name="C0"/>
        </table:table-row>
        <table:table-row table:style-name="TR12"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3">
          <table:table-cell table:style-name="C0"/>
          <table:covered-table-cell/>
          <table:table-cell table:style-name="C0"/>
          <table:table-cell table:style-name="C1">
            <table:table is-subtable="true" table:name="TBL_0_0_3" table:style-name="TBL7">
              <table:table-column table:style-name="TC3">
</table:table-column>
              <table:table-row table:style-name="TR14">
                <table:table-cell table:style-name="C6">
                  <text:p text:style-name="P4"><text:span text:style-name="T2">Изъятые пластины</text:span></text:p>
                </table:table-cell>
              </table:table-row>
              <table:table-row table:style-name="TR15">
                <table:table-cell table:style-name="C1">
                  <table:table is-subtable="true" table:name="TBL_0_0_3_1" table:style-name="TBL7">
                    <table:table-column table:style-name="TC15">
</table:table-column>
                    <table:table-column table:style-name="TC16">
</table:table-column>
                    <table:table-column table:style-name="TC16">
</table:table-column>
                    <table:table-column table:style-name="TC16">
</table:table-column>
                    <table:table-row table:style-name="TR15">
                      <table:table-cell table:style-name="C6">
                        <text:p text:style-name="P4"><text:span text:style-name="T4">Код<text:line-break/>операции</text:span></text:p>
                      </table:table-cell>
                      <table:table-cell table:style-name="C6">
                        <text:p text:style-name="P4"><text:span text:style-name="T4">Количество шт</text:span></text:p>
                      </table:table-cell>
                      <table:table-cell table:style-name="C6">
                        <text:p text:style-name="P4"><text:span text:style-name="T4">Номер</text:span></text:p>
                      </table:table-cell>
                      <table:table-cell table:style-name="C6">
                        <text:p text:style-name="P4"><text:span text:style-name="T4">Вид брака</text:span></text:p>
                      </table:table-cell>
                    </table:table-row>
                  </table:table>
                </table:table-cell>
              </table:table-row>
            </table:table>
          </table:table-cell>
          <table:table-cell table:style-name="C1">
            <table:table is-subtable="true" table:name="TBL_0_0_4" table:style-name="TBL8">
              <table:table-column table:style-name="TC4">
</table:table-column>
              <table:table-row table:style-name="TR14">
                <table:table-cell table:style-name="C6">
                  <text:p text:style-name="P4"><text:span text:style-name="T2">Доставленные пластины</text:span></text:p>
                </table:table-cell>
              </table:table-row>
              <table:table-row table:style-name="TR15">
                <table:table-cell table:style-name="C1">
                  <table:table is-subtable="true" table:name="TBL_0_0_4_1" table:style-name="TBL8">
                    <table:table-column table:style-name="TC17">
</table:table-column>
                    <table:table-column table:style-name="TC17">
</table:table-column>
                    <table:table-column table:style-name="TC17">
</table:table-column>
                    <table:table-column table:style-name="TC17">
</table:table-column>
                    <table:table-column table:style-name="TC17">
</table:table-column>
                    <table:table-row table:style-name="TR15">
                      <table:table-cell table:style-name="C6">
                        <text:p text:style-name="P4"><text:span text:style-name="T4">Код<text:line-break/>операци</text:span></text:p>
                      </table:table-cell>
                      <table:table-cell table:style-name="C6">
                        <text:p text:style-name="P4"><text:span text:style-name="T4">Количество</text:span></text:p>
                      </table:table-cell>
                      <table:table-cell table:style-name="C6">
                        <text:p text:style-name="P4"><text:span text:style-name="T4">Номер</text:span></text:p>
                      </table:table-cell>
                      <table:table-cell table:style-name="C6">
                        <text:p text:style-name="P4"><text:span text:style-name="T4">Исходная партия</text:span></text:p>
                      </table:table-cell>
                      <table:table-cell table:style-name="C6">
                        <text:p text:style-name="P4"><text:span text:style-name="T4">Штамп ОТК</text:span></text:p>
                      </table:table-cell>
                    </table:table-row>
                  </table:table>
                </table:table-cell>
              </table:table-row>
            </table:table>
          </table:table-cell>
          <table:table-cell table:style-name="C1">
            <table:table is-subtable="true" table:name="TBL_0_0_5" table:style-name="TBL8">
              <table:table-column table:style-name="TC4">
</table:table-column>
              <table:table-row table:style-name="TR14">
                <table:table-cell table:style-name="C6">
                  <text:p text:style-name="P4"><text:span text:style-name="T2">Спутники, контрольные пластины</text:span></text:p>
                </table:table-cell>
              </table:table-row>
              <table:table-row table:style-name="TR15">
                <table:table-cell table:style-name="C1">
                  <table:table is-subtable="true" table:name="TBL_0_0_5_1" table:style-name="TBL8">
                    <table:table-column table:style-name="TC18">
</table:table-column>
                    <table:table-column table:style-name="TC19">
</table:table-column>
                    <table:table-column table:style-name="TC19">
</table:table-column>
                    <table:table-row table:style-name="TR15">
                      <table:table-cell table:style-name="C6">
                        <text:p text:style-name="P4"><text:span text:style-name="T4">Обозначение</text:span></text:p>
                      </table:table-cell>
                      <table:table-cell table:style-name="C6">
                        <text:p text:style-name="P4"><text:span text:style-name="T4">Марка</text:span></text:p>
                      </table:table-cell>
                      <table:table-cell table:style-name="C6">
                        <text:p text:style-name="P4"><text:span text:style-name="T4">Номер</text:span></text:p>
                      </table:table-cell>
                    </table:table-row>
                  </table:table>
                </table:table-cell>
              </table:table-row>
            </table:table>
          </table:table-cell>
          <table:table-cell table:style-name="C0"/>
        </table:table-row>
        <table:table-row table:style-name="TR0">
          <table:table-cell table:style-name="C0"/>
          <table:covered-table-cell/>
          <table:table-cell table:style-name="C0"/>
          <table:table-cell table:style-name="C1" table:number-columns-spanned="3">
            <table:table is-subtable="true" table:name="TBL_0_0_6" table:style-name="TBL4">
              <table:table-column table:style-name="TC15">
</table:table-column>
              <table:table-column table:style-name="TC16">
</table:table-column>
              <table:table-column table:style-name="TC16">
</table:table-column>
              <table:table-column table:style-name="TC16">
</table:table-column>
              <table:table-column table:style-name="TC17">
</table:table-column>
              <table:table-column table:style-name="TC17">
</table:table-column>
              <table:table-column table:style-name="TC17">
</table:table-column>
              <table:table-column table:style-name="TC17">
</table:table-column>
              <table:table-column table:style-name="TC17">
</table:table-column>
              <table:table-column table:style-name="TC18">
</table:table-column>
              <table:table-column table:style-name="TC19">
</table:table-column>
              <table:table-column table:style-name="TC19">
</table:table-column>
              <table:table-row table:style-name="TR0">
                <table:table-cell table:style-name="C6">
                  <text:p text:style-name="P4"><text:span text:style-name="T2">123</text:span></text:p>
                </table:table-cell>
                <table:table-cell table:style-name="C6">
                  <text:p text:style-name="P4"><text:span text:style-name="T2">5000</text:span></text:p>
                </table:table-cell>
                <table:table-cell table:style-name="C6">
                  <text:p text:style-name="P4"><text:span text:style-name="T2">4443</text:span></text:p>
                </table:table-cell>
                <table:table-cell table:style-name="C6">
                  <text:p text:style-name="P4"><text:span text:style-name="T2">Тест</text:span></text:p>
                </table:table-cell>
                <table:table-cell table:style-name="C6">
                  <text:p text:style-name="P4"><text:span text:style-name="T2">3</text:span></text:p>
                </table:table-cell>
                <table:table-cell table:style-name="C6">
                  <text:p text:style-name="P4"><text:span text:style-name="T2">100</text:span></text:p>
                </table:table-cell>
                <table:table-cell table:style-name="C6">
                  <text:p text:style-name="P4"><text:span text:style-name="T2">4443</text:span></text:p>
                </table:table-cell>
                <table:table-cell table:style-name="C6">
                  <text:p text:style-name="P4"><text:span text:style-name="T2">645</text:span></text:p>
                </table:table-cell>
                <table:table-cell table:style-name="C6">
                  <text:p text:style-name="P4"><text:span text:style-name="T2">123</text:span></text:p>
                </table:table-cell>
                <table:table-cell table:style-name="C6">
                  <text:p text:style-name="P4"><text:span text:style-name="T2">Test2</text:span></text:p>
                </table:table-cell>
                <table:table-cell table:style-name="C6">
                  <text:p text:style-name="P4"><text:span text:style-name="T2">Test2</text:span></text:p>
                </table:table-cell>
                <table:table-cell table:style-name="C6">
                  <text:p text:style-name="P4"><text:span text:style-name="T2">4443</text:span></text:p>
                </table:table-cell>
              </table:table-row>
            </table:table>
          </table:table-cell>
          <table:covered-table-cell/>
          <table:covered-table-cell/>
          <table:table-cell table:style-name="C0"/>
        </table:table-row>
        <table:table-row table:style-name="TR0">
          <table:table-cell table:style-name="C0"/>
          <table:covered-table-cell/>
          <table:table-cell table:style-name="C0"/>
          <table:table-cell table:style-name="C1" table:number-columns-spanned="3">
            <table:table is-subtable="true" table:name="TBL_0_0_7" table:style-name="TBL4">
              <table:table-column table:style-name="TC15">
</table:table-column>
              <table:table-column table:style-name="TC16">
</table:table-column>
              <table:table-column table:style-name="TC16">
</table:table-column>
              <table:table-column table:style-name="TC16">
</table:table-column>
              <table:table-column table:style-name="TC17">
</table:table-column>
              <table:table-column table:style-name="TC17">
</table:table-column>
              <table:table-column table:style-name="TC17">
</table:table-column>
              <table:table-column table:style-name="TC17">
</table:table-column>
              <table:table-column table:style-name="TC17">
</table:table-column>
              <table:table-column table:style-name="TC18">
</table:table-column>
              <table:table-column table:style-name="TC19">
</table:table-column>
              <table:table-column table:style-name="TC19">
</table:table-column>
              <table:table-row table:style-name="TR0">
                <table:table-cell table:style-name="C6">
                  <text:p text:style-name="P4"><text:span text:style-name="T2">4</text:span></text:p>
                </table:table-cell>
                <table:table-cell table:style-name="C6">
                  <text:p text:style-name="P4"><text:span text:style-name="T2">100</text:span></text:p>
                </table:table-cell>
                <table:table-cell table:style-name="C6">
                  <text:p text:style-name="P4"><text:span text:style-name="T2">676</text:span></text:p>
                </table:table-cell>
                <table:table-cell table:style-name="C6">
                  <text:p text:style-name="P4"><text:span text:style-name="T2">Test2</text:span></text:p>
                </table:table-cell>
                <table:table-cell table:style-name="C6">
                  <text:p text:style-name="P4"><text:span text:style-name="T2">4</text:span></text:p>
                </table:table-cell>
                <table:table-cell table:style-name="C6">
                  <text:p text:style-name="P4"><text:span text:style-name="T2">234</text:span></text:p>
                </table:table-cell>
                <table:table-cell table:style-name="C6">
                  <text:p text:style-name="P4"><text:span text:style-name="T2">676</text:span></text:p>
                </table:table-cell>
                <table:table-cell table:style-name="C6">
                  <text:p text:style-name="P4"><text:span text:style-name="T2">423</text:span></text:p>
                </table:table-cell>
                <table:table-cell table:style-name="C6">
                  <text:p text:style-name="P4"><text:span text:style-name="T2">234</text:span></text:p>
                </table:table-cell>
                <table:table-cell table:style-name="C6">
                  <text:p text:style-name="P4"><text:span text:style-name="T2">Test1</text:span></text:p>
                </table:table-cell>
                <table:table-cell table:style-name="C6">
                  <text:p text:style-name="P4"><text:span text:style-name="T2">Test1</text:span></text:p>
                </table:table-cell>
                <table:table-cell table:style-name="C6">
                  <text:p text:style-name="P4"><text:span text:style-name="T2">676</text:span></text:p>
                </table:table-cell>
              </table:table-row>
            </table:table>
          </table:table-cell>
          <table:covered-table-cell/>
          <table:covered-table-cell/>
          <table:table-cell table:style-name="C0"/>
        </table:table-row>
        <table:table-row table:style-name="TR16">
          <table:table-cell table:style-name="C0"/>
          <table:covered-table-cell/>
          <table:table-cell table:style-name="C0"/>
          <table:table-cell table:style-name="C1" table:number-columns-spanned="3">
            <table:table is-subtable="true" table:name="TBL_0_0_8" table:style-name="TBL4">
              <table:table-column table:style-name="TC15">
</table:table-column>
              <table:table-column table:style-name="TC16">
</table:table-column>
              <table:table-column table:style-name="TC16">
</table:table-column>
              <table:table-column table:style-name="TC16">
</table:table-column>
              <table:table-column table:style-name="TC17">
</table:table-column>
              <table:table-column table:style-name="TC17">
</table:table-column>
              <table:table-column table:style-name="TC17">
</table:table-column>
              <table:table-column table:style-name="TC17">
</table:table-column>
              <table:table-column table:style-name="TC17">
</table:table-column>
              <table:table-column table:style-name="TC18">
</table:table-column>
              <table:table-column table:style-name="TC19">
</table:table-column>
              <table:table-column table:style-name="TC19">
</table:table-column>
              <table:table-row table:style-name="TR16">
                <table:table-cell table:style-name="C6">
                  <text:p text:style-name="P4"><text:span text:style-name="T2">5</text:span></text:p>
                </table:table-cell>
                <table:table-cell table:style-name="C6">
                  <text:p text:style-name="P4"><text:span text:style-name="T2">60</text:span></text:p>
                </table:table-cell>
                <table:table-cell table:style-name="C6">
                  <text:p text:style-name="P4"><text:span text:style-name="T2">123</text:span></text:p>
                </table:table-cell>
                <table:table-cell table:style-name="C6">
                  <text:p text:style-name="P4"><text:span text:style-name="T2">Тестовый вид брака</text:span></text:p>
                </table:table-cell>
                <table:table-cell table:style-name="C6">
                  <text:p text:style-name="P4"><text:span text:style-name="T2">4</text:span></text:p>
                </table:table-cell>
                <table:table-cell table:style-name="C6">
                  <text:p text:style-name="P4"><text:span text:style-name="T2">100</text:span></text:p>
                </table:table-cell>
                <table:table-cell table:style-name="C6">
                  <text:p text:style-name="P4"><text:span text:style-name="T2">123</text:span></text:p>
                </table:table-cell>
                <table:table-cell table:style-name="C6">
                  <text:p text:style-name="P4"><text:span text:style-name="T2">545</text:span></text:p>
                </table:table-cell>
                <table:table-cell table:style-name="C6">
                  <text:p text:style-name="P4"><text:span text:style-name="T2">45</text:span></text:p>
                </table:table-cell>
                <table:table-cell table:style-name="C6">
                  <text:p text:style-name="P4"><text:span text:style-name="T2">Тестовое обозначение</text:span></text:p>
                </table:table-cell>
                <table:table-cell table:style-name="C6">
                  <text:p text:style-name="P4"><text:span text:style-name="T2">Тестовая марка</text:span></text:p>
                </table:table-cell>
                <table:table-cell table:style-name="C6">
                  <text:p text:style-name="P4"><text:span text:style-name="T2">123</text:span></text:p>
                </table:table-cell>
              </table:table-row>
            </table:table>
          </table:table-cell>
          <table:covered-table-cell/>
          <table:covered-table-cell/>
          <table:table-cell table:style-name="C0"/>
        </table:table-row>
        <table:table-row table:style-name="TR0">
          <table:table-cell table:style-name="C0"/>
          <table:covered-table-cell/>
          <table:table-cell table:style-name="C0"/>
          <table:table-cell table:style-name="C1" table:number-columns-spanned="3">
            <table:table is-subtable="true" table:name="TBL_0_0_9" table:style-name="TBL4">
              <table:table-column table:style-name="TC15">
</table:table-column>
              <table:table-column table:style-name="TC16">
</table:table-column>
              <table:table-column table:style-name="TC16">
</table:table-column>
              <table:table-column table:style-name="TC16">
</table:table-column>
              <table:table-column table:style-name="TC17">
</table:table-column>
              <table:table-column table:style-name="TC17">
</table:table-column>
              <table:table-column table:style-name="TC17">
</table:table-column>
              <table:table-column table:style-name="TC17">
</table:table-column>
              <table:table-column table:style-name="TC17">
</table:table-column>
              <table:table-column table:style-name="TC18">
</table:table-column>
              <table:table-column table:style-name="TC19">
</table:table-column>
              <table:table-column table:style-name="TC19">
</table:table-column>
              <table:table-row table:style-name="TR0">
                <table:table-cell table:style-name="C6">
                  <text:p text:style-name="P4"><text:span text:style-name="T2">9</text:span></text:p>
                </table:table-cell>
                <table:table-cell table:style-name="C6">
                  <text:p text:style-name="P4"><text:span text:style-name="T2">10</text:span></text:p>
                </table:table-cell>
                <table:table-cell table:style-name="C6">
                  <text:p text:style-name="P4"><text:span text:style-name="T2">888</text:span></text:p>
                </table:table-cell>
                <table:table-cell table:style-name="C6">
                  <text:p text:style-name="P4"><text:span text:style-name="T2">Test6</text:span></text:p>
                </table:table-cell>
                <table:table-cell table:style-name="C6">
                  <text:p text:style-name="P4"><text:span text:style-name="T2">3</text:span></text:p>
                </table:table-cell>
                <table:table-cell table:style-name="C6">
                  <text:p text:style-name="P4"><text:span text:style-name="T2">1000</text:span></text:p>
                </table:table-cell>
                <table:table-cell table:style-name="C6">
                  <text:p text:style-name="P4"><text:span text:style-name="T2">888</text:span></text:p>
                </table:table-cell>
                <table:table-cell table:style-name="C6">
                  <text:p text:style-name="P4"><text:span text:style-name="T2">312</text:span></text:p>
                </table:table-cell>
                <table:table-cell table:style-name="C6">
                  <text:p text:style-name="P4"><text:span text:style-name="T2">56</text:span></text:p>
                </table:table-cell>
                <table:table-cell table:style-name="C6">
                  <text:p text:style-name="P4"><text:span text:style-name="T2">qwerqwr</text:span></text:p>
                </table:table-cell>
                <table:table-cell table:style-name="C6">
                  <text:p text:style-name="P4"><text:span text:style-name="T2">qwrqwr</text:span></text:p>
                </table:table-cell>
                <table:table-cell table:style-name="C6">
                  <text:p text:style-name="P4"><text:span text:style-name="T2">888</text:span></text:p>
                </table:table-cell>
              </table:table-row>
            </table:table>
          </table:table-cell>
          <table:covered-table-cell/>
          <table:covered-table-cell/>
          <table:table-cell table:style-name="C0"/>
        </table:table-row>
        <table:table-row table:style-name="TR17"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55in"/>
    </style:default-style>
  </office:styles>
  <office:automatic-styles>
    <style:page-layout style:name="page_0">
      <style:page-layout-properties fo:page-width="11.6944in" fo:page-height="8.2639in" fo:margin-top="0in" fo:margin-bottom="0in" fo:margin-left="0in" fo:margin-right="0in" style:print-orientation="landscape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<office:document-meta xmlns:office="urn:oasis:names:tc:opendocument:xmlns:office:1.0" office:version="1.1"/>
</file>